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Neue" svg:font-family="Helvetica Neue"/>
    <style:font-face style:name="Times" svg:font-family="Times"/>
  </office:font-face-decls>
  <office:automatic-styles>
    <style:style style:name="P1" style:family="paragraph" style:parent-style-name="Standard">
      <style:text-properties style:font-name="Times" fo:font-size="12.0pt" fo:color="#000000"/>
    </style:style>
    <style:style style:name="P2" style:family="paragraph" style:parent-style-name="Standard">
      <style:paragraph-properties fo:text-align="center" fo:line-height="150%"/>
      <style:text-properties style:font-name="Times" fo:font-size="12.0pt" fo:color="#000000"/>
    </style:style>
    <style:style style:name="P3" style:family="paragraph" style:parent-style-name="Standard">
      <style:paragraph-properties fo:margin-bottom="0.1965in" fo:line-height="150%"/>
      <style:text-properties style:font-name="Helvetica Neue" fo:font-size="9.8pt" fo:color="#000000"/>
    </style:style>
    <style:style style:name="P4" style:family="paragraph" style:parent-style-name="Standard">
      <style:paragraph-properties fo:margin-bottom="0.1965in" fo:margin-left="0.5000in" fo:text-indent="-0.5000in" fo:line-height="120%">
        <style:tab-stops>
          <style:tab-stop style:position="0.1528in"/>
          <style:tab-stop style:position="0.5000in"/>
        </style:tab-stops>
      </style:paragraph-properties>
      <style:text-properties style:font-name="Times" fo:font-size="12.0pt" fo:color="#000000"/>
    </style:style>
    <style:style style:name="P5" style:family="paragraph" style:parent-style-name="Standard">
      <style:paragraph-properties fo:margin-bottom="0.1965in" fo:line-height="120%"/>
      <style:text-properties style:font-name="Times" fo:font-size="12.0pt" fo:color="#000000"/>
    </style:style>
    <style:style style:name="P6" style:family="paragraph" style:parent-style-name="Standard">
      <style:paragraph-properties fo:line-height="150%"/>
      <style:text-properties style:font-name="Times" fo:font-size="12.0pt" fo:color="#000000"/>
    </style:style>
    <style:style style:name="P7" style:family="paragraph" style:parent-style-name="Standard">
      <style:paragraph-properties fo:margin-left="0.3750in" fo:text-indent="-0.3750in" fo:line-height="150%"/>
      <style:text-properties style:font-name="Times" fo:font-size="12.0pt" fo:color="#000000"/>
    </style:style>
    <style:style style:name="P8" style:family="paragraph" style:parent-style-name="Standard">
      <style:paragraph-properties fo:margin-top="0.0799in" fo:text-align="center"/>
      <style:text-properties style:font-name="Times" fo:font-size="12.0pt" fo:color="#000000"/>
    </style:style>
    <style:style style:name="P9" style:family="paragraph" style:parent-style-name="Standard">
      <style:paragraph-properties fo:text-align="center"/>
      <style:text-properties style:font-name="Times" fo:font-size="12.0pt" fo:color="#000000"/>
    </style:style>
    <style:style style:name="P10" style:family="paragraph" style:parent-style-name="Standard">
      <style:paragraph-properties fo:margin-bottom="0.0972in" fo:line-height="150%"/>
      <style:text-properties style:font-name="Times" fo:font-size="12.0pt" fo:color="#000000"/>
    </style:style>
    <style:style style:name="P11" style:family="paragraph" style:parent-style-name="Standard">
      <style:paragraph-properties fo:line-height="150%"/>
      <style:text-properties style:font-name="Times" fo:font-size="12.0pt"/>
    </style:style>
    <style:style style:name="P12" style:family="paragraph" style:parent-style-name="Standard">
      <style:paragraph-properties fo:margin-left="0.5000in" fo:text-indent="-0.5000in" fo:line-height="150%"/>
      <style:text-properties style:font-name="Times" fo:font-size="12.0pt" fo:color="#000000"/>
    </style:style>
    <style:style style:name="T1" style:family="text">
      <style:text-properties fo:font-weight="bold" fo:font-weight-asian="bold" fo:font-weight-complex="bold"/>
    </style:style>
    <style:style style:name="T2" style:family="text">
      <style:text-properties style:text-underline-style="solid" style:text-underline-color="#000000"/>
    </style:style>
    <style:style style:name="T3" style:family="text">
      <style:text-properties style:text-position="super 100%"/>
    </style:style>
    <style:style style:name="T4" style:family="text">
      <style:text-properties style:text-underline-style="solid"/>
    </style:style>
    <style:style style:name="T5" style:family="text">
      <style:text-properties fo:font-size="6.0pt" fo:font-size-asian="6.0pt" fo:font-size-complex="6.0pt"/>
    </style:style>
    <style:style style:name="T6" style:family="text">
      <style:text-properties fo:font-size="6.0pt" fo:font-size-asian="6.0pt" fo:font-size-complex="6.0pt" fo:font-weight="bold" fo:font-weight-asian="bold" fo:font-weight-complex="bold"/>
    </style:style>
    <style:style style:name="T7" style:family="text">
      <style:text-properties fo:letter-spacing="0.0000in"/>
    </style:style>
    <style:style style:name="T8" style:family="text">
      <style:text-properties fo:font-weight="bold" fo:font-weight-asian="bold" fo:font-weight-complex="bold" fo:color="#fd9a00"/>
    </style:style>
    <style:style style:name="T9" style:family="text">
      <style:text-properties fo:color="#000000"/>
    </style:style>
    <style:style style:name="T10" style:family="text">
      <style:text-properties fo:font-style="italic" fo:font-style-asian="italic" fo:font-style-complex="italic"/>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Xanthe Kraft and Patrick Xu</text:p>
      <text:p text:style-name="P1">Fancy Application Final Report</text:p>
      <text:p text:style-name="P1"/>
      <text:p text:style-name="P2">“Pi Time”: The Line Wait Time Estimator</text:p>
      <text:p text:style-name="P3"/>
      <text:list text:style-name="L1">
        <text:list-item>
          <text:p text:style-name="P4"><text:span text:style-name="T1">A full description of what the project looks like (because most projects have had significant changes in direction).   Clearly state the specific problem the project solves.  </text:span></text:p>
        </text:list-item>
        <text:list-item>
          <text:p text:style-name="P4"><text:span text:style-name="T1">The algorithm used to solve the problem. (Specify the input variables explicitly and sensors each variable data is from )</text:span></text:p>
        </text:list-item>
        <text:list-item>
          <text:p text:style-name="P4"><text:span text:style-name="T1">Diagram of the software structure (or data flow).  Show the IoT structure we've been covering in class: where the sensors/actuators are, where all the places computation is happening (Pi, server...anywhere else?), and the communication channels.</text:span></text:p>
        </text:list-item>
        <text:list-item>
          <text:p text:style-name="P4"><text:span text:style-name="T1">Results of experiments. (At least one test case)</text:span></text:p>
        </text:list-item>
        <text:list-item>
          <text:p text:style-name="P4"><text:span text:style-name="T1">Future work: how you would expand the work in the future.</text:span></text:p>
        </text:list-item>
      </text:list>
      <text:p text:style-name="P5"/>
      <text:p text:style-name="P6"><text:span text:style-name="T1">Overview</text:span></text:p>
      <text:p text:style-name="P6"><text:span text:style-name="T1"><text:tab/></text:span>Inspired by the HOP Courtyard Café’s tremendously long lines during peak hours of the school year, we present “Pi Time”, a line wait time estimator as a function of line length. During peak hours, lines at dining locations such as the HOP and KAF are extremely long. Often, students attempt to avoid the long wait by going at what they hope to be off-peak hours. “Pi Time” takes the guesswork out of minimizing time spent in line by giving users up-to-date wait time estimates of the dining location. The final product of our work can be viewed at <text:a xlink:type="simple" xlink:href="http://www.cs.dartmouth.edu/~patxu/">http://www.cs.dartmouth.edu/~patxu/</text:a>.</text:p>
      <text:p text:style-name="P6"/>
      <text:p text:style-name="P6"><text:span text:style-name="T1">Components</text:span></text:p>
      <text:p text:style-name="P7"><text:span text:style-name="T2">HC-SR04 Ultrasonic Range Sensor</text:span>: Measures distance to a large (&gt;0.5 m<text:span text:style-name="T3">2</text:span>), nearby (advertised 2-400cm) surface by timing reflections of ultrasonic waves (“Micropik”).</text:p>
      <text:p text:style-name="P7"><text:span text:style-name="T4">Raspberry Pi Client (./client/)</text:span>: The client code interfaces with the HC-SR04 ultrasonic distance sensor, reads in timing data, converts it to a distance, and sends it to the server. It takes the server response and prints it out. The client also prompts the user for desired distance units to be used in the values printed out in the client console.</text:p>
      <text:p text:style-name="P7"><text:span text:style-name="T4">Server (./server/)</text:span>: The server takes in the client message, which is a distance in centimeters. First, it sends the distance value back to the client with a maximum of two decimals and the client-specified unit of length (e.g. 23.90 cm). Then, it creates a custom “Reading” object and sets its distance value equal to the one it just received from the client. It saves one object in the Parse database for each client message.</text:p>
      <text:p text:style-name="P7"><text:span text:style-name="T4">Web Interface(./website)</text:span>: the Pi Time website (<text:a xlink:type="simple" xlink:href="http://www.cs.dartmouth.edu/~patxu/">http://www.cs.dartmouth.edu/~patxu/</text:a>) uses JavaScript to query the Parse database every 2 seconds for the 10 most recent “Reading” objects. It takes the average distance and gives it to the function (see below) to relate line length and wait time. Then, it nicely formats the wait time and displays it for the appropriate dining location. The interface of the website is written in HTML and utilizes the Bootstrap CSS library. </text:p>
      <text:p text:style-name="P7"><text:span text:style-name="T4">Line Length-Wait Time Function</text:span>: The function takes in a line length and outputs a wait time. The function is derived from research on KAF wait times. The function is as follows: <text:s/></text:p>
      <text:p text:style-name="P6"/>
      <text:p text:style-name="P7"/>
      <text:p text:style-name="P8">Wait Time = 7.416 × (Line Length) + 1.810</text:p>
      <text:p text:style-name="P7">The KAF line was observed over the course of an hour and a half, beginning at 8:20 am on </text:p>
      <text:p text:style-name="P6"/>
      <text:p text:style-name="P6"><text:span text:style-name="T1">Data Flow</text:span></text:p>
      <text:p text:style-name="P7"><text:tab/>The Raspberry Pi reads input from a distance sensor and sends values to a Dartmouth server. The server then both saves the distance readings as objects in the Parse database and as well as returns a distance reading to the Raspberry Pi to be displayed in the client terminal. Then, our website (<text:a xlink:type="simple" xlink:href="http://www.cs.dartmouth.edu/~patxu/">http://www.cs.dartmouth.edu/~patxu/</text:a>), hosted on Dartmouth servers, gets recent readings from the database and, using a relationship derived from self-collected data, relates line length to wait time.</text:p>
      <text:p text:style-name="P7"/>
      <text:p text:style-name="P7"><text:span text:style-name="T1">Diagram</text:span></text:p>
      <text:p text:style-name="P7">Sensor</text:p>
      <text:p text:style-name="P9">and Raspberry Pi</text:p>
      <text:p text:style-name="P8"><text:span text:style-name="T5"><text:s/></text:span><text:line-break/>Server (Moose)</text:p>
      <text:p text:style-name="P8"><text:span text:style-name="T5"><text:s/></text:span><text:line-break/>Parse Database</text:p>
      <text:p text:style-name="P7"/>
      <text:p text:style-name="P10"><text:span text:style-name="T6"><text:s/></text:span><text:span text:style-name="T1"><text:line-break/>Web Host (Tahoe)</text:span></text:p>
      <text:p text:style-name="P10">We've contacted KAF management and received approval to conduct testing at Baker-Berry’s KAF. On 8/7 we set up the sensor in KAF, and determined the limits of the sensor in a noisy environment to 2 feet. On 8/11, in an empty control room (Berry 171C) we tested the sensor and found it fairly accurate up to 12 feet, still with limitations at far distances (&lt;12ft). The demo video is done in this control environment, for accurate sensor readings.</text:p>
      <text:p text:style-name="P10"/>
      <text:p text:style-name="P10"><text:span text:style-name="T1">Obstacles</text:span></text:p>
      <text:p text:style-name="P6"><text:tab/>The <text:span text:style-name="T7">HC-SR04 Ultrasonic Range Sensor, while boasting an accuracy up to 5 meters, only worked reliably up to 12 feet in a controlled environment, and 2 feet in a noisy, moving environment (which would be the actual commercial site of the detector). The noisy surrounding is incompatible with the functionality of the sensor, which was skewed by the the reflection of sound waves, and irregular surfaces.</text:span></text:p>
      <text:p text:style-name="P6"/>
      <text:p text:style-name="P6"><text:span text:style-name="T1">Changes In Direction</text:span><text:span text:style-name="T8"><text:s/>NEEDS TO BE UPDATED</text:span></text:p>
      <text:p text:style-name="P6"><text:tab/>Our wait time calculation may rely on the past 30 seconds (10 distance measurement readings, taken every 3 seconds), but depending on how it is implemented, we may have to change this method. For example, we could take the average distance over these 10 readings or use some other method to get a consistent length reading. We originally also planned to test our device in the HOP since it has the most linear line, but we had to switch to testing at KAF since the HOP is closed during the summer. KAF is less desirable since the chances of people wandering in front of the sensor is higher but it is still the best option on campus.</text:p>
      <text:p text:style-name="P6"/>
      <text:p text:style-name="P6"><text:span text:style-name="T1">Future Research and Continuation of “Pi Time”</text:span></text:p>
      <text:p text:style-name="P6"><text:tab/><text:span text:style-name="T7"><text:s/>For Pi Time to be commercially successful, we would need a different sensor (laser sensor): one unaffected by sound, and accurate at point distances up to 20 feet. With these precise lengths, a statistical correlation between line distance and wait time would be measured, and all wait times could be based off this new model. Furthermore, a successful device could include a wait-time algorithm that updates in real time, constantly monitoring data and determining the most accurate wait-time/ distance relationship. With a working sensor and accurate method of wait-time calculation, Pi Time could be tested in KAF and the </text:span>HOP’s Courtyard Café during the regular Dartmouth school year, and additional tweaks could be made to the <text:span text:style-name="T7">the web-interface. </text:span></text:p>
      <text:p text:style-name="P6"><text:span text:style-name="T7"/></text:p>
      <text:p text:style-name="P6"><text:span text:style-name="T7">A perpetually running Pi Time apparatus could also be expanded to keep track of line-wait history— to create diagrams of the longest wait-times of the day, month, and year—and make additional comparisons of population etc. This data could be released to students and staff for an accurate allocation of resources throughout operation. </text:span></text:p>
      <text:p text:style-name="P6"><text:span text:style-name="T7"/></text:p>
      <text:p text:style-name="P6"><text:span text:style-name="T7">A further improvement would be moving the distance-to-time calculation from the website to the server, so that the database holds times instead of distances. This would be more useful information to store over for the long-term. </text:span></text:p>
      <text:p text:style-name="P6"><text:span text:style-name="T7"/></text:p>
      <text:p text:style-name="P6"><text:span text:style-name="T7">Lastly, other Pi Time sets could be created and implemented in the remaining dining options on campus, to update to their respective modules on the Pi Time website (HOP, Novack, ’53 Commons). This could complete the entire range of dining data collection at Dartmouth, and provoke further insights into what locations students choose and when. This information could be used by the administration and others to improve life on campus and beyond.</text:span></text:p>
      <text:p text:style-name="P6"/>
      <text:p text:style-name="P6"><text:span text:style-name="T1">Acknowledgments</text:span></text:p>
      <text:p text:style-name="P6"><text:tab/>We would like to thank Sean Smith, Jack Holland, Yinan Zhang Bill Nisen, and all other COSC69.07 staff for providing expert advice, guidance, resources, and the Pi itself. Also, special thanks to Kathleen Rao for HTML expertise and photo editing.</text:p>
      <text:p text:style-name="P11"/>
      <text:p text:style-name="P11"><text:tab/>We would also like to thank Codecademy for providing practice code adapted from “Airbnb” (https://www.codecademy.com/)<text:span text:style-name="T9"><text:s/></text:span></text:p>
      <text:p text:style-name="P6"/>
      <text:p text:style-name="P11"><text:span text:style-name="T9"><text:tab/></text:span>Functionality of Wait Time Estimator influenced by “LineKing” (<text:a xlink:type="simple" xlink:href="http://www.cse.buffalo.edu/~demirbas/publications/lineking.pdf">http://www.cse.buffalo.edu/~demirbas/publications/lineking.pdf</text:a>), and COSC 69.07 15X lectures.</text:p>
      <text:p text:style-name="P6"/>
      <text:p text:style-name="P6"><text:span text:style-name="T1">References</text:span></text:p>
      <text:p text:style-name="P12">Micropik. "Ultrasonic Ranging Module HC - SR04." <text:span text:style-name="T10">Ultrasonic Ranging Module HC - SR04</text:span>. ElecFreaks, n.d. Web. 11 Aug. 2015. &lt;http://www.micropik.com/PDF/HCSR04.pdf&gt;. </text:p>
      <text:p text:style-name="P12">ModMyPi. "HC-SR04 Ultrasonic Range Sensor on the Raspberry Pi." <text:span text:style-name="T10">Cases for Your Raspberry Pi</text:span>. ModMyPi, 3 July 2014. Web. 11 Aug. 2015. &lt;http://www.modmypi.com/blog/hc-sr04-ultrasonic-range-sensor-on-the-raspberry-pi&gt;. </text:p>
      <text:p text:style-name="P6"/>
      <text:p text:style-name="P6"><text:span text:style-name="T1">References for the Website</text:span></text:p>
      <text:p text:style-name="P12">Brunner/Cott. <text:span text:style-name="T10">Class of 53 Commons</text:span>. N.d. Web. 9 Aug. 2015. &lt;http://brunercott.com/BC_portfolio/1.BC_academic/1.BC_campus_ctrs_dining/02.Dartmouth_Commons/2_Dartmouth_opt.jpg&gt;. </text:p>
      <text:p text:style-name="P12">Dart Review. <text:span text:style-name="T10">KAF</text:span>. N.d. Web. 9 Aug. 2015. &lt;http://www.dartreview.com/wp-content/uploads/2012/02/sq-let-them-eat-kaf.jpg&gt;. </text:p>
      <text:p text:style-name="P12">Dartmouth College. <text:span text:style-name="T10">Novack</text:span>. N.d. Web. 9 Aug. 2015. &lt;http://dartmouth.edu/sites/default/files/styles/header_image/public/2008-0009038275.jpg?itok=WzketlBb&gt;. </text:p>
      <text:p text:style-name="P12">Hotel Coolidge. <text:span text:style-name="T10">The HOP</text:span>. N.d. Web. 9 Aug. 2015. &lt;http://www.hotelcoolidge.com/wp-content/uploads/2014/10/HOP-outdoor-image-sm.jpg&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